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3">
      <style:text-properties fo:font-size="14pt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size-asian="16pt"/>
    </style:style>
    <style:style style:name="T5" style:family="text">
      <style:text-properties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26"/><text:span text:style-name="T1"><text:s/>Arctic Fox Facts</text:span></text:h>
      <text:list xml:id="list37429152" text:style-name="L3">
        <text:list-item>
          <text:p text:style-name="P2">Arctic foxes can jump from ice floe to ice floe to catch ringed seals.</text:p>
        </text:list-item>
        <text:list-item>
          <text:p text:style-name="P2">Arctic foxes may stay a second year with their parents to help raise new young.</text:p>
        </text:list-item>
        <text:list-item>
          <text:p text:style-name="P2">Arctic foxes mate for life.</text:p>
        </text:list-item>
        <text:list-item>
          <text:p text:style-name="P2">Arctic foxes eat lemmings, arctic hares, birds, and ringed seal.</text:p>
        </text:list-item>
        <text:list-item>
          <text:p text:style-name="P2">Arctic foxes follow researchers for food.</text:p>
        </text:list-item>
        <text:list-item>
          <text:p text:style-name="P2">Arctic foxes have the most pups of all mammals.</text:p>
        </text:list-item>
        <text:list-item>
          <text:p text:style-name="P2">Arctic foxes have the the warmest fur.</text:p>
        </text:list-item>
        <text:list-item>
          <text:p text:style-name="P2">Arctic foxes have a really bushy tail.</text:p>
        </text:list-item>
        <text:list-item>
          <text:p text:style-name="P2">Arctic foxes live in the Arctic Circle.</text:p>
        </text:list-item>
        <text:list-item>
          <text:p text:style-name="P2">Arctic foxes may be bluish-grey in coastal areas. </text:p>
        </text:list-item>
        <text:list-item>
          <text:p text:style-name="P2">Arctic foxes change colors depending on the season. </text:p>
        </text:list-item>
      </text:list>
      <text:p text:style-name="P3"><text:s text:c="15"/><text:span text:style-name="T6"><text:s/>Summer: brownish-blackish or bluish-brownish</text:span></text:p>
      <text:p text:style-name="P1"><text:tab/> <text:s text:c="7"/>Fall: brownish-whitish or brownish-whitish-bluish</text:p>
      <text:p text:style-name="P1"><text:s text:c="18"/>Winter: white or bluish</text:p>
      <text:p text:style-name="P1"><text:s text:c="18"/>Spring: brownish-whitish or brownish-whitish-bluish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dora White</meta:initial-creator>
    <meta:creation-date>2010-03-15T16:58:20.36</meta:creation-date>
    <dc:date>2010-03-15T17:32:29.95</dc:date>
    <dc:creator>Isadora White</dc:creator>
    <meta:editing-duration>PT00H18M58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17" meta:word-count="126" meta:character-count="841"/>
  </office:meta>
</office:document-meta>
</file>